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11in" style:rel-column-width="12407*"/>
    </style:style>
    <style:style style:name="Table1.B" style:family="table-column">
      <style:table-column-properties style:column-width="5.6139in" style:rel-column-width="531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111in" style:rel-column-width="12407*"/>
    </style:style>
    <style:style style:name="Table13.B" style:family="table-column">
      <style:table-column-properties style:column-width="5.6139in" style:rel-column-width="5312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32*"/>
    </style:style>
    <style:style style:name="Table3.C" style:family="table-column">
      <style:table-column-properties style:column-width="4.7201in" style:rel-column-width="4467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799in" style:rel-column-width="6433*"/>
    </style:style>
    <style:style style:name="Table2.B" style:family="table-column">
      <style:table-column-properties style:column-width="0.666in" style:rel-column-width="6302*"/>
    </style:style>
    <style:style style:name="Table2.C" style:family="table-column">
      <style:table-column-properties style:column-width="5.5792in" style:rel-column-width="5280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799in" style:rel-column-width="6433*"/>
    </style:style>
    <style:style style:name="Table4.B" style:family="table-column">
      <style:table-column-properties style:column-width="0.666in" style:rel-column-width="6302*"/>
    </style:style>
    <style:style style:name="Table4.C" style:family="table-column">
      <style:table-column-properties style:column-width="5.5792in" style:rel-column-width="528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618in" style:rel-column-width="5316*"/>
    </style:style>
    <style:style style:name="Table5.B" style:family="table-column">
      <style:table-column-properties style:column-width="0.6222in" style:rel-column-width="5888*"/>
    </style:style>
    <style:style style:name="Table5.C" style:family="table-column">
      <style:table-column-properties style:column-width="0.6299in" style:rel-column-width="5960*"/>
    </style:style>
    <style:style style:name="Table5.D" style:family="table-column">
      <style:table-column-properties style:column-width="0.7493in" style:rel-column-width="7091*"/>
    </style:style>
    <style:style style:name="Table5.E" style:family="table-column">
      <style:table-column-properties style:column-width="4.3618in" style:rel-column-width="4128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106202" officeooo:paragraph-rsid="0004f196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officeooo:rsid="001f81fb" officeooo:paragraph-rsid="001f81fb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Table_20_Contents">
      <style:text-properties style:font-name="Courier New" officeooo:rsid="00089f79" officeooo:paragraph-rsid="00089f79"/>
    </style:style>
    <style:style style:name="P5" style:family="paragraph" style:parent-style-name="Table_20_Contents">
      <style:text-properties style:font-name="Courier New" officeooo:rsid="0009fc5f" officeooo:paragraph-rsid="0009fc5f"/>
    </style:style>
    <style:style style:name="P6" style:family="paragraph" style:parent-style-name="Table_20_Contents">
      <style:text-properties style:font-name="Courier New" officeooo:rsid="000a318a" officeooo:paragraph-rsid="000a318a"/>
    </style:style>
    <style:style style:name="P7" style:family="paragraph" style:parent-style-name="Table_20_Contents">
      <style:text-properties style:font-name="Courier New" fo:font-size="10pt" officeooo:rsid="000d3807" officeooo:paragraph-rsid="000d3807" style:font-size-asian="10pt" style:font-size-complex="10pt"/>
    </style:style>
    <style:style style:name="P8" style:family="paragraph" style:parent-style-name="Table_20_Contents">
      <style:text-properties style:font-name="Courier New" fo:font-size="10pt" officeooo:rsid="001177f9" officeooo:paragraph-rsid="001177f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0pt" officeooo:rsid="001177f9" officeooo:paragraph-rsid="001177f9" style:font-size-asian="10pt" style:font-size-complex="10pt"/>
    </style:style>
    <style:style style:name="P10" style:family="paragraph" style:parent-style-name="Table_20_Contents">
      <style:text-properties style:font-name="Courier New" fo:font-size="10pt" officeooo:rsid="00132be4" officeooo:paragraph-rsid="00132be4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pt" officeooo:rsid="00132be4" officeooo:paragraph-rsid="00132be4" style:font-size-asian="10pt" style:font-size-complex="10pt"/>
    </style:style>
    <style:style style:name="P12" style:family="paragraph" style:parent-style-name="Table_20_Contents">
      <style:text-properties style:font-name="Courier New" fo:font-size="10pt" officeooo:rsid="001549fb" officeooo:paragraph-rsid="001549f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pt" officeooo:rsid="001549fb" officeooo:paragraph-rsid="001549fb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199355" officeooo:paragraph-rsid="0019935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New" officeooo:rsid="00199355" officeooo:paragraph-rsid="00199355"/>
    </style:style>
    <style:style style:name="P16" style:family="paragraph" style:parent-style-name="Table_20_Contents">
      <style:paragraph-properties fo:text-align="center" style:justify-single-word="false"/>
      <style:text-properties style:font-name="Courier New" officeooo:rsid="001a6588" officeooo:paragraph-rsid="001a6588"/>
    </style:style>
    <style:style style:name="P17" style:family="paragraph" style:parent-style-name="Table_20_Contents">
      <style:paragraph-properties fo:text-align="center" style:justify-single-word="false"/>
      <style:text-properties style:font-name="Courier New" officeooo:rsid="001b95a3" officeooo:paragraph-rsid="001b95a3"/>
    </style:style>
    <style:style style:name="P18" style:family="paragraph" style:parent-style-name="Table_20_Contents">
      <style:paragraph-properties fo:text-align="center" style:justify-single-word="false"/>
      <style:text-properties style:font-name="Courier New" officeooo:rsid="001ca4dd" officeooo:paragraph-rsid="001ca4dd"/>
    </style:style>
    <style:style style:name="P19" style:family="paragraph" style:parent-style-name="Table_20_Contents">
      <style:paragraph-properties fo:text-align="center" style:justify-single-word="false"/>
      <style:text-properties style:font-name="Courier New" officeooo:rsid="001d3b60" officeooo:paragraph-rsid="001d3b60"/>
    </style:style>
    <style:style style:name="P20" style:family="paragraph" style:parent-style-name="Table_20_Contents">
      <style:text-properties officeooo:rsid="00061bb9" officeooo:paragraph-rsid="00061bb9"/>
    </style:style>
    <style:style style:name="P21" style:family="paragraph" style:parent-style-name="Table_20_Contents">
      <style:text-properties officeooo:rsid="00089f79" officeooo:paragraph-rsid="00089f79"/>
    </style:style>
    <style:style style:name="P22" style:family="paragraph" style:parent-style-name="Table_20_Contents">
      <style:text-properties officeooo:rsid="0009fc5f" officeooo:paragraph-rsid="0009fc5f"/>
    </style:style>
    <style:style style:name="P23" style:family="paragraph" style:parent-style-name="Table_20_Contents">
      <style:text-properties officeooo:rsid="000a318a" officeooo:paragraph-rsid="000a318a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officeooo:rsid="000d3807" officeooo:paragraph-rsid="000d3807" style:font-size-asian="10pt" style:font-size-complex="10pt"/>
    </style:style>
    <style:style style:name="P25" style:family="paragraph" style:parent-style-name="Table_20_Contents">
      <style:text-properties style:font-name="Arial1" fo:font-size="10pt" officeooo:rsid="000d3807" officeooo:paragraph-rsid="000d3807" style:font-size-asian="10pt" style:font-size-complex="10pt"/>
    </style:style>
    <style:style style:name="P26" style:family="paragraph" style:parent-style-name="Table_20_Contents">
      <style:text-properties style:font-name="Arial1" fo:font-size="10pt" officeooo:rsid="001177f9" officeooo:paragraph-rsid="001177f9" style:font-size-asian="10pt" style:font-size-complex="10pt"/>
    </style:style>
    <style:style style:name="P27" style:family="paragraph" style:parent-style-name="Table_20_Contents">
      <style:text-properties style:font-name="Arial1" fo:font-size="10pt" officeooo:rsid="00132be4" officeooo:paragraph-rsid="00132be4" style:font-size-asian="10pt" style:font-size-complex="10pt"/>
    </style:style>
    <style:style style:name="P28" style:family="paragraph" style:parent-style-name="Table_20_Contents">
      <style:text-properties style:font-name="Arial1" fo:font-size="10pt" officeooo:rsid="001549fb" officeooo:paragraph-rsid="001549fb" style:font-size-asian="10pt" style:font-size-complex="10pt"/>
    </style:style>
    <style:style style:name="P29" style:family="paragraph" style:parent-style-name="Table_20_Contents">
      <style:text-properties style:font-name="Arial1" fo:font-size="10pt" officeooo:rsid="00199355" officeooo:paragraph-rsid="0019935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0pt" officeooo:rsid="00199355" officeooo:paragraph-rsid="0019935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210ad2" officeooo:paragraph-rsid="00210ad2"/>
    </style:style>
    <style:style style:name="P32" style:family="paragraph" style:parent-style-name="Table_20_Contents">
      <style:paragraph-properties fo:text-align="center" style:justify-single-word="false"/>
      <style:text-properties officeooo:rsid="00199355" officeooo:paragraph-rsid="00199355"/>
    </style:style>
    <style:style style:name="P33" style:family="paragraph" style:parent-style-name="Table_20_Contents">
      <style:text-properties officeooo:rsid="00199355" officeooo:paragraph-rsid="00199355"/>
    </style:style>
    <style:style style:name="P34" style:family="paragraph" style:parent-style-name="Table_20_Contents">
      <style:paragraph-properties fo:text-align="center" style:justify-single-word="false"/>
      <style:text-properties officeooo:rsid="001a6588" officeooo:paragraph-rsid="001a6588"/>
    </style:style>
    <style:style style:name="P35" style:family="paragraph" style:parent-style-name="Table_20_Contents">
      <style:text-properties officeooo:rsid="001a6588" officeooo:paragraph-rsid="002214bd"/>
    </style:style>
    <style:style style:name="P36" style:family="paragraph" style:parent-style-name="Table_20_Contents">
      <style:paragraph-properties fo:text-align="center" style:justify-single-word="false"/>
      <style:text-properties officeooo:rsid="001b95a3" officeooo:paragraph-rsid="001b95a3"/>
    </style:style>
    <style:style style:name="P37" style:family="paragraph" style:parent-style-name="Table_20_Contents">
      <style:text-properties officeooo:rsid="001b95a3" officeooo:paragraph-rsid="001b95a3"/>
    </style:style>
    <style:style style:name="P38" style:family="paragraph" style:parent-style-name="Table_20_Contents">
      <style:paragraph-properties fo:text-align="center" style:justify-single-word="false"/>
      <style:text-properties officeooo:rsid="001ca4dd" officeooo:paragraph-rsid="001ca4dd"/>
    </style:style>
    <style:style style:name="P39" style:family="paragraph" style:parent-style-name="Table_20_Contents">
      <style:text-properties officeooo:rsid="001ca4dd" officeooo:paragraph-rsid="001ca4dd"/>
    </style:style>
    <style:style style:name="P40" style:family="paragraph" style:parent-style-name="Table_20_Contents">
      <style:paragraph-properties fo:text-align="center" style:justify-single-word="false"/>
      <style:text-properties officeooo:rsid="001d3b60" officeooo:paragraph-rsid="001d3b60"/>
    </style:style>
    <style:style style:name="P41" style:family="paragraph" style:parent-style-name="Table_20_Contents">
      <style:text-properties officeooo:rsid="001d3b60" officeooo:paragraph-rsid="001d3b60"/>
    </style:style>
    <style:style style:name="P42" style:family="paragraph" style:parent-style-name="Table_20_Contents">
      <style:text-properties officeooo:rsid="002b4bba" officeooo:paragraph-rsid="002b4bba"/>
    </style:style>
    <style:style style:name="P43" style:family="paragraph" style:parent-style-name="Table_20_Contents">
      <style:text-properties style:font-name="Liberation Mono" officeooo:rsid="00061bb9" officeooo:paragraph-rsid="00061bb9"/>
    </style:style>
    <style:style style:name="P44" style:family="paragraph" style:parent-style-name="Table_20_Contents">
      <style:text-properties style:font-name="Liberation Mono" officeooo:rsid="003078fb" officeooo:paragraph-rsid="003078fb"/>
    </style:style>
    <style:style style:name="P45" style:family="paragraph" style:parent-style-name="Table_20_Contents">
      <style:text-properties style:font-name="Liberation Mono" officeooo:rsid="002b4bba" officeooo:paragraph-rsid="002b4bba"/>
    </style:style>
    <style:style style:name="P46" style:family="paragraph" style:parent-style-name="Table_20_Contents">
      <style:text-properties officeooo:paragraph-rsid="003078fb"/>
    </style:style>
    <style:style style:name="P4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8" style:family="paragraph" style:parent-style-name="Standard">
      <style:text-properties officeooo:paragraph-rsid="00061bb9"/>
    </style:style>
    <style:style style:name="P49" style:family="paragraph" style:parent-style-name="Standard">
      <style:text-properties style:font-name="Courier New"/>
    </style:style>
    <style:style style:name="P50" style:family="paragraph" style:parent-style-name="Standard">
      <style:text-properties style:font-name="Courier New" officeooo:rsid="000eedf8" officeooo:paragraph-rsid="000eedf8"/>
    </style:style>
    <style:style style:name="P51" style:family="paragraph" style:parent-style-name="Standard">
      <style:text-properties officeooo:paragraph-rsid="00089f79"/>
    </style:style>
    <style:style style:name="P52" style:family="paragraph" style:parent-style-name="Text_20_body">
      <style:text-properties officeooo:rsid="001066ee" officeooo:paragraph-rsid="0004f196"/>
    </style:style>
    <style:style style:name="P53" style:family="paragraph" style:parent-style-name="Text_20_body">
      <style:text-properties officeooo:rsid="00535e59" officeooo:paragraph-rsid="00061bb9"/>
    </style:style>
    <style:style style:name="P54" style:family="paragraph" style:parent-style-name="Text_20_body">
      <style:text-properties officeooo:rsid="00061bb9" officeooo:paragraph-rsid="00061bb9"/>
    </style:style>
    <style:style style:name="P55" style:family="paragraph" style:parent-style-name="Text_20_body">
      <style:text-properties style:font-name="Arial1" officeooo:paragraph-rsid="0006ee6a"/>
    </style:style>
    <style:style style:name="P56" style:family="paragraph" style:parent-style-name="Text_20_body">
      <style:text-properties style:font-name="Arial1" officeooo:rsid="001066ee" officeooo:paragraph-rsid="00089f79"/>
    </style:style>
    <style:style style:name="P57" style:family="paragraph" style:parent-style-name="Text_20_body">
      <style:text-properties style:font-name="Arial1" officeooo:rsid="001066ee" officeooo:paragraph-rsid="000eedf8"/>
    </style:style>
    <style:style style:name="P58" style:family="paragraph" style:parent-style-name="Text_20_body">
      <style:text-properties style:font-name="Arial1" fo:font-size="12pt" fo:font-weight="normal" officeooo:rsid="0013c336" officeooo:paragraph-rsid="000b46cb" style:font-size-asian="10.5pt" style:font-weight-asian="normal" style:font-size-complex="12pt" style:font-weight-complex="normal"/>
    </style:style>
    <style:style style:name="P59" style:family="paragraph" style:parent-style-name="Text_20_body">
      <style:text-properties style:font-name="Arial1" fo:font-size="12pt" fo:font-weight="normal" officeooo:rsid="0013c336" officeooo:paragraph-rsid="0010a701" style:font-size-asian="10.5pt" style:font-weight-asian="normal" style:font-size-complex="12pt" style:font-weight-complex="normal"/>
    </style:style>
    <style:style style:name="P60" style:family="paragraph" style:parent-style-name="Text_20_body">
      <style:text-properties style:font-name="Arial1" fo:font-size="12pt" fo:font-weight="normal" officeooo:rsid="00130344" officeooo:paragraph-rsid="000d3807" style:font-size-asian="10.5pt" style:font-weight-asian="normal" style:font-size-complex="12pt" style:font-weight-complex="normal"/>
    </style:style>
    <style:style style:name="P61" style:family="paragraph" style:parent-style-name="Text_20_body">
      <style:text-properties style:font-name="Arial1" fo:font-size="12pt" fo:font-weight="normal" officeooo:rsid="00bd6b8c" officeooo:paragraph-rsid="000d3807" style:font-size-asian="10.5pt" style:font-weight-asian="normal" style:font-size-complex="12pt" style:font-weight-complex="normal"/>
    </style:style>
    <style:style style:name="P62" style:family="paragraph" style:parent-style-name="Text_20_body">
      <style:text-properties officeooo:rsid="00089f79" officeooo:paragraph-rsid="00089f79"/>
    </style:style>
    <style:style style:name="P63" style:family="paragraph" style:parent-style-name="Text_20_body">
      <style:text-properties officeooo:rsid="000b46cb" officeooo:paragraph-rsid="000b46cb"/>
    </style:style>
    <style:style style:name="P64" style:family="paragraph" style:parent-style-name="Text_20_body">
      <style:text-properties officeooo:rsid="00bd6b8c" officeooo:paragraph-rsid="000b46cb"/>
    </style:style>
    <style:style style:name="P65" style:family="paragraph" style:parent-style-name="Text_20_body">
      <style:text-properties officeooo:rsid="000eedf8" officeooo:paragraph-rsid="000eedf8"/>
    </style:style>
    <style:style style:name="P66" style:family="paragraph" style:parent-style-name="Text_20_body">
      <style:text-properties officeooo:rsid="000f33be" officeooo:paragraph-rsid="000f33be"/>
    </style:style>
    <style:style style:name="P67" style:family="paragraph" style:parent-style-name="Text_20_body">
      <style:text-properties style:font-name="Courier New" officeooo:rsid="00bd6b8c" officeooo:paragraph-rsid="000f33be"/>
    </style:style>
    <style:style style:name="P68" style:family="paragraph" style:parent-style-name="Text_20_body">
      <style:text-properties style:font-name="Courier New" officeooo:rsid="00bd6b8c" officeooo:paragraph-rsid="002b6a27"/>
    </style:style>
    <style:style style:name="P69" style:family="paragraph" style:parent-style-name="Text_20_body">
      <style:text-properties style:font-name="Courier New" officeooo:rsid="00bd6b8c" officeooo:paragraph-rsid="002ebafa"/>
    </style:style>
    <style:style style:name="P70" style:family="paragraph" style:parent-style-name="Text_20_body">
      <style:text-properties style:font-name="Courier New" officeooo:rsid="000b46cb" officeooo:paragraph-rsid="000f33be"/>
    </style:style>
    <style:style style:name="P71" style:family="paragraph" style:parent-style-name="Text_20_body">
      <style:text-properties style:font-name="Courier New" officeooo:rsid="000b46cb" officeooo:paragraph-rsid="002c80b7"/>
    </style:style>
    <style:style style:name="P72" style:family="paragraph" style:parent-style-name="Text_20_body">
      <style:text-properties style:font-name="Courier New" officeooo:rsid="000b46cb" officeooo:paragraph-rsid="002ebafa"/>
    </style:style>
    <style:style style:name="P73" style:family="paragraph" style:parent-style-name="Text_20_body">
      <style:text-properties officeooo:rsid="00199355" officeooo:paragraph-rsid="00199355"/>
    </style:style>
    <style:style style:name="P74" style:family="paragraph" style:parent-style-name="Text_20_body">
      <style:text-properties officeooo:rsid="001e6280" officeooo:paragraph-rsid="001e6280"/>
    </style:style>
    <style:style style:name="P75" style:family="paragraph" style:parent-style-name="Text_20_body">
      <style:text-properties officeooo:paragraph-rsid="000eedf8"/>
    </style:style>
    <style:style style:name="P76" style:family="paragraph" style:parent-style-name="Text_20_body">
      <style:text-properties officeooo:paragraph-rsid="00089f79"/>
    </style:style>
    <style:style style:name="P77" style:family="paragraph" style:parent-style-name="Text_20_body">
      <style:text-properties officeooo:paragraph-rsid="002b6a27"/>
    </style:style>
    <style:style style:name="P78" style:family="paragraph" style:parent-style-name="Text_20_body">
      <style:text-properties style:font-name="Liberation Sans" officeooo:rsid="002b6a27" officeooo:paragraph-rsid="002b6a27"/>
    </style:style>
    <style:style style:name="P79" style:family="paragraph" style:parent-style-name="Text_20_body">
      <style:text-properties style:font-name="Liberation Sans" officeooo:rsid="002b6a27" officeooo:paragraph-rsid="002ebafa"/>
    </style:style>
    <style:style style:name="P80" style:family="paragraph" style:parent-style-name="Text_20_body">
      <style:text-properties style:font-name="Liberation Sans" fo:font-size="12pt" fo:font-weight="normal" officeooo:rsid="0013c336" officeooo:paragraph-rsid="002c80b7" style:font-size-asian="10.5pt" style:font-weight-asian="normal" style:font-size-complex="12pt" style:font-weight-complex="normal"/>
    </style:style>
    <style:style style:name="P81" style:family="paragraph" style:parent-style-name="Text_20_body">
      <style:text-properties style:font-name="Liberation Sans" fo:font-size="12pt" fo:font-weight="normal" officeooo:rsid="0013c336" officeooo:paragraph-rsid="002ebafa" style:font-size-asian="10.5pt" style:font-weight-asian="normal" style:font-size-complex="12pt" style:font-weight-complex="normal"/>
    </style:style>
    <style:style style:name="P82" style:family="paragraph" style:parent-style-name="Text_20_body">
      <style:text-properties style:font-name="Liberation Mono" officeooo:rsid="002b6a27" officeooo:paragraph-rsid="002b6a27"/>
    </style:style>
    <style:style style:name="P83" style:family="paragraph" style:parent-style-name="Text_20_body">
      <style:text-properties officeooo:rsid="002cdc2c" officeooo:paragraph-rsid="002cdc2c"/>
    </style:style>
    <style:style style:name="P84" style:family="paragraph" style:parent-style-name="Text_20_body">
      <style:text-properties officeooo:rsid="002cdc2c" officeooo:paragraph-rsid="002ebafa"/>
    </style:style>
    <style:style style:name="P85" style:family="paragraph" style:parent-style-name="Text_20_body">
      <style:text-properties officeooo:paragraph-rsid="002ebafa"/>
    </style:style>
    <style:style style:name="P86" style:family="paragraph" style:parent-style-name="Text_20_body">
      <style:paragraph-properties fo:margin-left="0.4925in" fo:margin-right="0in" fo:text-indent="0in" style:auto-text-indent="false"/>
      <style:text-properties style:font-name="Arial1" fo:font-size="12pt" fo:font-weight="normal" officeooo:rsid="0025ce2d" officeooo:paragraph-rsid="0010a701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margin-left="0.4925in" fo:margin-right="0in" fo:text-indent="0in" style:auto-text-indent="false"/>
      <style:text-properties style:font-name="Liberation Sans" officeooo:rsid="00bd6b8c" officeooo:paragraph-rsid="002b6a27"/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style:font-name="Liberation Sans" officeooo:rsid="00bd6b8c" officeooo:paragraph-rsid="002ebafa"/>
    </style:style>
    <style:style style:name="P89" style:family="paragraph" style:parent-style-name="Text_20_body">
      <style:paragraph-properties fo:margin-left="0.4925in" fo:margin-right="0in" fo:text-indent="0in" style:auto-text-indent="false"/>
      <style:text-properties style:font-name="Liberation Sans" fo:font-size="12pt" fo:font-weight="normal" officeooo:rsid="002c80b7" officeooo:paragraph-rsid="002c80b7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style:font-name="Liberation Sans" fo:font-size="12pt" fo:font-weight="normal" officeooo:rsid="002c80b7" officeooo:paragraph-rsid="002ebafa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style:font-name="Arial1" fo:font-size="12pt" fo:font-weight="normal" officeooo:rsid="00130344" officeooo:paragraph-rsid="001177f9" style:font-size-asian="10.5pt" style:font-weight-asian="normal" style:font-size-complex="12pt" style:font-weight-complex="normal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font-name="Arial1" fo:font-size="12pt" fo:font-weight="normal" officeooo:rsid="001177f9" officeooo:paragraph-rsid="001177f9" style:font-size-asian="10.5pt" style:font-weight-asian="normal" style:font-size-complex="12pt" style:font-weight-complex="normal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fo:font-weight="normal" officeooo:rsid="00130344" officeooo:paragraph-rsid="002c80b7" style:font-size-asian="10.5pt" style:font-weight-asian="normal" style:font-size-complex="12pt" style:font-weight-complex="normal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fo:font-weight="normal" officeooo:rsid="00130344" officeooo:paragraph-rsid="002ebafa" style:font-size-asian="10.5pt" style:font-weight-asian="normal" style:font-size-complex="12pt" style:font-weight-complex="normal"/>
    </style:style>
    <style:style style:name="P95" style:family="paragraph" style:parent-style-name="Table_20_Heading">
      <style:text-properties officeooo:rsid="001066ee" officeooo:paragraph-rsid="0004f196"/>
    </style:style>
    <style:style style:name="P96" style:family="paragraph" style:parent-style-name="Table_20_Heading">
      <style:text-properties officeooo:rsid="001066ee" officeooo:paragraph-rsid="00061bb9"/>
    </style:style>
    <style:style style:name="P97" style:family="paragraph" style:parent-style-name="Table_20_Heading">
      <style:text-properties officeooo:rsid="001066ee" officeooo:paragraph-rsid="00089f79"/>
    </style:style>
    <style:style style:name="P98" style:family="paragraph" style:parent-style-name="Table_20_Heading">
      <style:text-properties officeooo:rsid="00535e59" officeooo:paragraph-rsid="00061bb9"/>
    </style:style>
    <style:style style:name="P99" style:family="paragraph" style:parent-style-name="Table_20_Heading">
      <style:text-properties style:font-name="Arial1" fo:font-size="10pt" officeooo:rsid="0013c336" officeooo:paragraph-rsid="000d3807" style:font-size-asian="10pt" style:font-size-complex="10pt"/>
    </style:style>
    <style:style style:name="P100" style:family="paragraph" style:parent-style-name="Table_20_Heading">
      <style:text-properties style:font-name="Arial1" fo:font-size="10pt" officeooo:rsid="0013c336" officeooo:paragraph-rsid="001177f9" style:font-size-asian="10pt" style:font-size-complex="10pt"/>
    </style:style>
    <style:style style:name="P101" style:family="paragraph" style:parent-style-name="Table_20_Heading">
      <style:text-properties officeooo:rsid="000d3807" officeooo:paragraph-rsid="000d3807"/>
    </style:style>
    <style:style style:name="P102" style:family="paragraph" style:parent-style-name="Table_20_Heading">
      <style:text-properties officeooo:rsid="00199355" officeooo:paragraph-rsid="00199355"/>
    </style:style>
    <style:style style:name="P103" style:family="paragraph" style:parent-style-name="Table_20_Heading">
      <style:text-properties officeooo:rsid="00210ad2" officeooo:paragraph-rsid="00210ad2"/>
    </style:style>
    <style:style style:name="P10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6" style:family="paragraph" style:parent-style-name="Heading_20_1">
      <style:text-properties officeooo:paragraph-rsid="0004f196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2">
      <style:text-properties officeooo:paragraph-rsid="00061bb9"/>
    </style:style>
    <style:style style:name="P109" style:family="paragraph" style:parent-style-name="Table_20_Contents" style:list-style-name="L3">
      <style:text-properties style:font-name="Arial1" fo:font-size="10pt" officeooo:rsid="001549fb" officeooo:paragraph-rsid="001549fb" style:font-size-asian="10pt" style:font-size-complex="10pt"/>
    </style:style>
    <style:style style:name="P110" style:family="paragraph" style:parent-style-name="Text_20_body" style:list-style-name="L1">
      <style:text-properties style:font-name="Courier New" officeooo:rsid="00bd6b8c" officeooo:paragraph-rsid="000f33be"/>
    </style:style>
    <style:style style:name="P111" style:family="paragraph" style:parent-style-name="Text_20_body" style:list-style-name="L4">
      <style:text-properties style:font-name="Courier New" officeooo:rsid="002c80b7" officeooo:paragraph-rsid="002ebafa"/>
    </style:style>
    <style:style style:name="P112" style:family="paragraph" style:parent-style-name="Text_20_body" style:list-style-name="L4">
      <style:text-properties style:font-name="Courier New" officeooo:rsid="002c80b7" officeooo:paragraph-rsid="002cdc2c"/>
    </style:style>
    <style:style style:name="P113" style:family="paragraph" style:parent-style-name="Text_20_body" style:list-style-name="L2">
      <style:text-properties officeooo:paragraph-rsid="001549fb"/>
    </style:style>
    <style:style style:name="P114" style:family="paragraph" style:parent-style-name="Text_20_body" style:list-style-name="L5">
      <style:text-properties officeooo:paragraph-rsid="002ebafa"/>
    </style:style>
    <style:style style:name="P115" style:family="paragraph" style:parent-style-name="Text_20_body" style:list-style-name="L6">
      <style:text-properties officeooo:paragraph-rsid="002cdc2c"/>
    </style:style>
    <style:style style:name="P116" style:family="paragraph" style:parent-style-name="Text_20_body" style:list-style-name="L6">
      <style:text-properties officeooo:rsid="002cdc2c" officeooo:paragraph-rsid="0031e8bc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4f196"/>
    </style:style>
    <style:style style:name="T3" style:family="text">
      <style:text-properties style:font-name="Courier New" officeooo:rsid="00061bb9"/>
    </style:style>
    <style:style style:name="T4" style:family="text">
      <style:text-properties style:font-name="Courier New" fo:font-weight="normal" officeooo:rsid="00089f79" style:font-weight-asian="normal" style:font-weight-complex="normal"/>
    </style:style>
    <style:style style:name="T5" style:family="text">
      <style:text-properties style:font-name="Courier New" fo:font-weight="normal" officeooo:rsid="000eedf8" style:font-weight-asian="normal" style:font-weight-complex="normal"/>
    </style:style>
    <style:style style:name="T6" style:family="text">
      <style:text-properties style:font-name="Courier New" fo:font-weight="normal" officeooo:rsid="00229ca1" style:font-weight-asian="normal" style:font-weight-complex="normal"/>
    </style:style>
    <style:style style:name="T7" style:family="text">
      <style:text-properties style:font-name="Courier New" fo:font-weight="normal" officeooo:rsid="00284ca6" style:font-weight-asian="normal" style:font-weight-complex="normal"/>
    </style:style>
    <style:style style:name="T8" style:family="text">
      <style:text-properties style:font-name="Courier New" fo:font-weight="normal" officeooo:rsid="0029af7c" style:font-weight-asian="normal" style:font-weight-complex="normal"/>
    </style:style>
    <style:style style:name="T9" style:family="text">
      <style:text-properties style:font-name="Courier New" officeooo:rsid="00229ca1"/>
    </style:style>
    <style:style style:name="T10" style:family="text">
      <style:text-properties style:font-name="Courier New" officeooo:rsid="0010a701"/>
    </style:style>
    <style:style style:name="T11" style:family="text">
      <style:text-properties style:font-name="Courier New" officeooo:rsid="001549fb"/>
    </style:style>
    <style:style style:name="T12" style:family="text">
      <style:text-properties officeooo:rsid="0004f196"/>
    </style:style>
    <style:style style:name="T13" style:family="text">
      <style:text-properties officeooo:rsid="001f1baf"/>
    </style:style>
    <style:style style:name="T14" style:family="text">
      <style:text-properties officeooo:rsid="00061bb9"/>
    </style:style>
    <style:style style:name="T15" style:family="text">
      <style:text-properties officeooo:rsid="0053f1e0"/>
    </style:style>
    <style:style style:name="T16" style:family="text">
      <style:text-properties style:font-name="Arial1"/>
    </style:style>
    <style:style style:name="T17" style:family="text">
      <style:text-properties style:font-name="Arial1" fo:font-weight="bold" style:font-weight-asian="bold" style:font-weight-complex="bold"/>
    </style:style>
    <style:style style:name="T18" style:family="text">
      <style:text-properties style:font-name="Arial1" fo:font-weight="bold" officeooo:rsid="00229ca1" style:font-weight-asian="bold" style:font-weight-complex="bold"/>
    </style:style>
    <style:style style:name="T19" style:family="text">
      <style:text-properties style:font-name="Arial1" officeooo:rsid="000b46cb"/>
    </style:style>
    <style:style style:name="T20" style:family="text">
      <style:text-properties style:font-name="Arial1" officeooo:rsid="0034e7f5"/>
    </style:style>
    <style:style style:name="T21" style:family="text">
      <style:text-properties style:font-name="Arial1" officeooo:rsid="00229ca1"/>
    </style:style>
    <style:style style:name="T22" style:family="text">
      <style:text-properties style:font-name="Arial1" officeooo:rsid="001549fb"/>
    </style:style>
    <style:style style:name="T23" style:family="text">
      <style:text-properties style:font-name="Arial1" officeooo:rsid="00165970"/>
    </style:style>
    <style:style style:name="T24" style:family="text">
      <style:text-properties style:font-name="Arial1" officeooo:rsid="002cdc2c"/>
    </style:style>
    <style:style style:name="T25" style:family="text">
      <style:text-properties officeooo:rsid="0171a626"/>
    </style:style>
    <style:style style:name="T26" style:family="text">
      <style:text-properties officeooo:rsid="0286f618"/>
    </style:style>
    <style:style style:name="T27" style:family="text">
      <style:text-properties officeooo:rsid="00089f7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29ca1" style:font-weight-asian="bold" style:font-weight-complex="bold"/>
    </style:style>
    <style:style style:name="T30" style:family="text">
      <style:text-properties fo:font-weight="bold" officeooo:rsid="0020a96d" style:font-weight-asian="bold" style:font-weight-complex="bold"/>
    </style:style>
    <style:style style:name="T31" style:family="text">
      <style:text-properties fo:font-weight="bold" officeooo:rsid="000c6679" style:font-weight-asian="bold" style:font-weight-complex="bold"/>
    </style:style>
    <style:style style:name="T32" style:family="text">
      <style:text-properties fo:font-weight="bold" officeooo:rsid="0041821a" style:font-weight-asian="bold" style:font-weight-complex="bold"/>
    </style:style>
    <style:style style:name="T33" style:family="text">
      <style:text-properties officeooo:rsid="0013c336"/>
    </style:style>
    <style:style style:name="T34" style:family="text">
      <style:text-properties fo:font-weight="normal" officeooo:rsid="000c6679" style:font-weight-asian="normal" style:font-weight-complex="normal"/>
    </style:style>
    <style:style style:name="T35" style:family="text">
      <style:text-properties officeooo:rsid="0041821a"/>
    </style:style>
    <style:style style:name="T36" style:family="text">
      <style:text-properties officeooo:rsid="00229ca1"/>
    </style:style>
    <style:style style:name="T37" style:family="text">
      <style:text-properties officeooo:rsid="000d3807"/>
    </style:style>
    <style:style style:name="T38" style:family="text">
      <style:text-properties officeooo:rsid="0010a701"/>
    </style:style>
    <style:style style:name="T39" style:family="text">
      <style:text-properties officeooo:rsid="00132be4"/>
    </style:style>
    <style:style style:name="T40" style:family="text">
      <style:text-properties officeooo:rsid="001e007f"/>
    </style:style>
    <style:style style:name="T41" style:family="text">
      <style:text-properties officeooo:rsid="00258cc9"/>
    </style:style>
    <style:style style:name="T42" style:family="text">
      <style:text-properties officeooo:rsid="00273b9e"/>
    </style:style>
    <style:style style:name="T43" style:family="text">
      <style:text-properties officeooo:rsid="002b4bba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0c6679" style:font-weight-asian="bold" style:font-weight-complex="bold"/>
    </style:style>
    <style:style style:name="T46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47" style:family="text">
      <style:text-properties style:font-name="Liberation Sans" fo:font-size="12pt" fo:font-weight="normal" officeooo:rsid="002cdc2c" style:font-size-asian="10.5pt" style:font-weight-asian="normal" style:font-size-complex="12pt" style:font-weight-complex="normal"/>
    </style:style>
    <style:style style:name="T48" style:family="text">
      <style:text-properties style:font-name="Liberation Sans" fo:font-size="12pt" fo:font-weight="normal" officeooo:rsid="002ebafa" style:font-size-asian="10.5pt" style:font-weight-asian="normal" style:font-size-complex="12pt" style:font-weight-complex="normal"/>
    </style:style>
    <style:style style:name="T49" style:family="text">
      <style:text-properties style:font-name="Liberation Sans" fo:font-size="12pt" fo:font-weight="normal" officeooo:rsid="0031e8bc" style:font-size-asian="10.5pt" style:font-weight-asian="normal" style:font-size-complex="12pt" style:font-weight-complex="normal"/>
    </style:style>
    <style:style style:name="T50" style:family="text"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T51" style:family="text">
      <style:text-properties style:font-name="Liberation Sans" officeooo:rsid="002b6a27"/>
    </style:style>
    <style:style style:name="T52" style:family="text">
      <style:text-properties style:font-name="Liberation Sans" officeooo:rsid="002ebafa"/>
    </style:style>
    <style:style style:name="T53" style:family="text">
      <style:text-properties style:font-name="Liberation Mono"/>
    </style:style>
    <style:style style:name="T54" style:family="text">
      <style:text-properties style:font-name="Liberation Mono" fo:font-weight="normal" officeooo:rsid="00229ca1" style:font-weight-asian="normal" style:font-weight-complex="normal"/>
    </style:style>
    <style:style style:name="T55" style:family="text">
      <style:text-properties style:font-name="Liberation Mono" fo:font-weight="normal" officeooo:rsid="0029af7c" style:font-weight-asian="normal" style:font-weight-complex="normal"/>
    </style:style>
    <style:style style:name="T56" style:family="text">
      <style:text-properties style:font-name="Liberation Mono" fo:font-weight="normal" officeooo:rsid="002c80b7" style:font-weight-asian="normal" style:font-weight-complex="normal"/>
    </style:style>
    <style:style style:name="T57" style:family="text">
      <style:text-properties style:font-name="Liberation Mono" fo:font-weight="normal" officeooo:rsid="002ebafa" style:font-weight-asian="normal" style:font-weight-complex="normal"/>
    </style:style>
    <style:style style:name="T58" style:family="text">
      <style:text-properties style:font-name="Liberation Mono" officeooo:rsid="00229ca1"/>
    </style:style>
    <style:style style:name="T59" style:family="text">
      <style:text-properties style:font-name="Liberation Mono" fo:font-size="12pt" fo:font-weight="normal" style:font-size-asian="10.5pt" style:font-weight-asian="normal" style:font-size-complex="12pt" style:font-weight-complex="normal"/>
    </style:style>
    <style:style style:name="T60" style:family="text">
      <style:text-properties style:font-name="Liberation Mono" fo:font-size="12pt" fo:font-weight="normal" officeooo:rsid="002cdc2c" style:font-size-asian="10.5pt" style:font-weight-asian="normal" style:font-size-complex="12pt" style:font-weight-complex="normal"/>
    </style:style>
    <style:style style:name="T61" style:family="text">
      <style:text-properties style:font-name="Liberation Mono" fo:font-size="12pt" fo:font-weight="normal" officeooo:rsid="0031e8bc" style:font-size-asian="10.5pt" style:font-weight-asian="normal" style:font-size-complex="12pt" style:font-weight-complex="normal"/>
    </style:style>
    <style:style style:name="T62" style:family="text">
      <style:text-properties style:font-name="Liberation Mono" officeooo:rsid="002cdc2c"/>
    </style:style>
    <style:style style:name="T63" style:family="text">
      <style:text-properties style:font-name="Liberation Mono" officeooo:rsid="002b6a27"/>
    </style:style>
    <style:style style:name="T64" style:family="text">
      <style:text-properties style:font-name="Liberation Mono" officeooo:rsid="002ebafa"/>
    </style:style>
    <style:style style:name="T65" style:family="text">
      <style:text-properties officeooo:rsid="002b6a27"/>
    </style:style>
    <style:style style:name="T66" style:family="text">
      <style:text-properties officeooo:rsid="0034e7f5"/>
    </style:style>
    <style:style style:name="T67" style:family="text">
      <style:text-properties officeooo:rsid="002cdc2c"/>
    </style:style>
    <style:style style:name="T68" style:family="text">
      <style:text-properties officeooo:rsid="003078f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4"><text:a xlink:type="simple" xlink:href="#__RefHeading___Toc5949_1703274022" text:style-name="Index_20_Link" text:visited-style-name="Index_20_Link">Introduction<text:tab/>1</text:a></text:p>
          <text:p text:style-name="P105"><text:a xlink:type="simple" xlink:href="#__RefHeading___Toc5951_1703274022" text:style-name="Index_20_Link" text:visited-style-name="Index_20_Link">How to Use This Document<text:tab/>2</text:a></text:p>
          <text:p text:style-name="P104"><text:a xlink:type="simple" xlink:href="#__RefHeading___Toc6070_1703274022" text:style-name="Index_20_Link" text:visited-style-name="Index_20_Link">IOFMT<text:tab/>3</text:a></text:p>
          <text:p text:style-name="P104"><text:a xlink:type="simple" xlink:href="#__RefHeading___Toc6072_1703274022" text:style-name="Index_20_Link" text:visited-style-name="Index_20_Link">ORB<text:tab/>5</text:a></text:p>
          <text:p text:style-name="P104"><text:a xlink:type="simple" xlink:href="#__RefHeading___Toc9377_1010324055" text:style-name="Index_20_Link" text:visited-style-name="Index_20_Link">STCCWADR<text:tab/>8</text:a></text:p>
          <text:p text:style-name="P104"><text:a xlink:type="simple" xlink:href="#__RefHeading___Toc9250_1010324055" text:style-name="Index_20_Link" text:visited-style-name="Index_20_Link">STCCWCNT<text:tab/>9</text:a></text:p>
        </text:index-body>
      </text:table-of-content>
      <text:p text:style-name="Standard"/>
      <text:p text:style-name="P55">Copyright <text:span text:style-name="T25">©</text:span> 201<text:span text:style-name="T26">7-</text:span><text:span text:style-name="T42">2020</text:span> Harold Grovesteen</text:p>
      <text:p text:style-name="P55"><text:span text:style-name="T16">See the file </text:span><text:span text:style-name="T1">doc/fdl-1.3.txt</text:span><text:span text:style-name="T16"> for copying conditions.</text:span></text:p>
      <text:h text:style-name="P106" text:outline-level="1"><text:bookmark-start text:name="__RefHeading___Toc5949_1703274022"/>Introduction<text:bookmark-end text:name="__RefHeading___Toc5949_1703274022"/></text:h>
      <text:p text:style-name="P52">This manual describes a set of macros <text:span text:style-name="T12">providing definition of various input/output related system structures, their creation, </text:span><text:span text:style-name="T41">or modification</text:span><text:span text:style-name="T12">.</text:span></text:p>
      <text:p text:style-name="P52">The following macros found in the <text:span text:style-name="T1">maclib</text:span> macro library directory <text:span text:style-name="T13">belong to the </text:span><text:span text:style-name="T2">io</text:span><text:span text:style-name="T13"> category</text:span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5">Macro</text:p>
            </table:table-cell>
            <table:table-cell table:style-name="Table1.B1" office:value-type="string">
              <text:p text:style-name="P95">Description</text:p>
            </table:table-cell>
          </table:table-row>
        </table:table-header-rows>
        <table:table-row>
          <table:table-cell table:style-name="Table1.A2" office:value-type="string">
            <text:p text:style-name="P43">IOFMT</text:p>
          </table:table-cell>
          <table:table-cell table:style-name="Table1.B2" office:value-type="string">
            <text:p text:style-name="P20">Defines input/output structures</text:p>
          </table:table-cell>
        </table:table-row>
        <table:table-row>
          <table:table-cell table:style-name="Table1.A2" office:value-type="string">
            <text:p text:style-name="P43">ORB</text:p>
          </table:table-cell>
          <table:table-cell table:style-name="Table1.B2" office:value-type="string">
            <text:p text:style-name="P20">Creates an Operation Request Block</text:p>
          </table:table-cell>
        </table:table-row>
        <table:table-row>
          <table:table-cell table:style-name="Table1.A2" office:value-type="string">
            <text:p text:style-name="P44">STCCWADR</text:p>
          </table:table-cell>
          <table:table-cell table:style-name="Table1.B2" office:value-type="string">
            <text:p text:style-name="P46"><text:span text:style-name="T43">Modifies the </text:span><text:span text:style-name="T68">address</text:span><text:span text:style-name="T43"> field of a CCW independent of the CCW format</text:span></text:p>
          </table:table-cell>
        </table:table-row>
        <table:table-row>
          <table:table-cell table:style-name="Table1.A2" office:value-type="string">
            <text:p text:style-name="P45">STCCWCNT</text:p>
          </table:table-cell>
          <table:table-cell table:style-name="Table1.B2" office:value-type="string">
            <text:p text:style-name="P42">Modifies the count field of a CCW independent of the CCW format</text:p>
          </table:table-cell>
        </table:table-row>
      </table:table>
      <text:p text:style-name="Text_20_body"/>
      <text:p text:style-name="P53">These dummy sections may be created <text:span text:style-name="T15">by the </text:span><text:span text:style-name="T3">IOFMT</text:span><text:span text:style-name="T15"> macro </text:span>depending upon the <text:span text:style-name="T14">selected structure(s).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98">DSECT</text:p>
            </table:table-cell>
            <table:table-cell table:style-name="Table13.B1" office:value-type="string">
              <text:p text:style-name="P96">Description</text:p>
            </table:table-cell>
          </table:table-row>
        </table:table-header-rows>
        <table:table-row>
          <table:table-cell table:style-name="Table13.A2" office:value-type="string">
            <text:p text:style-name="P5">CCW0</text:p>
          </table:table-cell>
          <table:table-cell table:style-name="Table13.B2" office:value-type="string">
            <text:p text:style-name="P22">Format 0 Channel Command Word structure</text:p>
          </table:table-cell>
        </table:table-row>
        <table:table-row>
          <table:table-cell table:style-name="Table13.A2" office:value-type="string">
            <text:p text:style-name="P5">CCW1</text:p>
          </table:table-cell>
          <table:table-cell table:style-name="Table13.B2" office:value-type="string">
            <text:p text:style-name="P22">Format 1 Channel Command Word structure</text:p>
          </table:table-cell>
        </table:table-row>
        <table:table-row>
          <table:table-cell table:style-name="Table13.A2" office:value-type="string">
            <text:p text:style-name="P6">CSWFMT</text:p>
          </table:table-cell>
          <table:table-cell table:style-name="Table13.B2" office:value-type="string">
            <text:p text:style-name="P23">Channel Status Word format</text:p>
          </table:table-cell>
        </table:table-row>
        <table:table-row>
          <table:table-cell table:style-name="Table13.A2" office:value-type="string">
            <text:p text:style-name="P6">IRB</text:p>
          </table:table-cell>
          <table:table-cell table:style-name="Table13.B2" office:value-type="string">
            <text:p text:style-name="P23">Interrupt Response Block format</text:p>
          </table:table-cell>
        </table:table-row>
        <table:table-row>
          <table:table-cell table:style-name="Table13.A2" office:value-type="string">
            <text:p text:style-name="P6">ORB</text:p>
          </table:table-cell>
          <table:table-cell table:style-name="Table13.B2" office:value-type="string">
            <text:p text:style-name="P23">Operation Request Block format</text:p>
          </table:table-cell>
        </table:table-row>
        <table:table-row>
          <table:table-cell table:style-name="Table13.A2" office:value-type="string">
            <text:p text:style-name="P6">SCHIB</text:p>
          </table:table-cell>
          <table:table-cell table:style-name="Table13.B2" office:value-type="string">
            <text:p text:style-name="P23">Subchannel Information Block format</text:p>
          </table:table-cell>
        </table:table-row>
        <table:table-row>
          <table:table-cell table:style-name="Table13.A2" office:value-type="string">
            <text:p text:style-name="P6">SCSW</text:p>
          </table:table-cell>
          <table:table-cell table:style-name="Table13.B2" office:value-type="string">
            <text:p text:style-name="P23">Subchannel Status Block</text:p>
          </table:table-cell>
        </table:table-row>
      </table:table>
      <text:p text:style-name="P48"/>
      <text:h text:style-name="P108" text:outline-level="2"><text:bookmark-start text:name="__RefHeading___Toc5951_1703274022"/><text:soft-page-break/>How to Use This Document<text:bookmark-end text:name="__RefHeading___Toc5951_1703274022"/></text:h>
      <text:p text:style-name="P54">This document centralizes in one place the definition and required objects for performing input/output operations. <text:s/>The macros described are foundational for input/output, but do not initiate the operations themselves. <text:s/>This manual should be used in conjunction with <text:span text:style-name="T1">sync.odt</text:span> or <text:span text:style-name="T1">sync.pdf</text:span> where SATK provides support for synchronizing a program's use of input/output operations with the input/output subsystem.</text:p>
      <text:h text:style-name="P107" text:outline-level="1"><text:bookmark-start text:name="__RefHeading___Toc6070_1703274022"/>IOFMT<text:bookmark-end text:name="__RefHeading___Toc6070_1703274022"/></text:h>
      <text:p text:style-name="P76"><text:span text:style-name="T31">Source file:</text:span><text:span text:style-name="T34"> </text:span><text:span text:style-name="T6">mac</text:span><text:span text:style-name="T8">lib</text:span><text:span text:style-name="T6">/</text:span><text:span text:style-name="T4">IOFMT</text:span><text:span text:style-name="T6">.mac</text:span></text:p>
      <text:p text:style-name="P56"><text:span text:style-name="T29">Macro</text:span><text:span text:style-name="T30"> Format</text:span><text:span text:style-name="T33">:</text:span></text:p>
      <text:p text:style-name="P49"><text:s text:c="10"/><text:span text:style-name="T27">IOFMT [DSECTS=[struct|(struct[,struct,...])]</text:span></text:p>
      <text:p text:style-name="Text_20_body"/>
      <text:p text:style-name="P62"><text:span text:style-name="T1">IOFMT</text:span> creates DSECTS for the requested structures. <text:s/>The following structure <text:span text:style-name="T37">options</text:span> may be selected:</text:p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P101">Option</text:p>
            </table:table-cell>
            <table:table-cell table:style-name="Table3.A1" office:value-type="string">
              <text:p text:style-name="P103">Levels</text:p>
            </table:table-cell>
            <table:table-cell table:style-name="Table3.C1" office:value-type="string">
              <text:p text:style-name="P97">Description</text:p>
            </table:table-cell>
          </table:table-row>
        </table:table-header-rows>
        <table:table-row>
          <table:table-cell table:style-name="Table3.A2" office:value-type="string">
            <text:p text:style-name="P5">ALL</text:p>
          </table:table-cell>
          <table:table-cell table:style-name="Table3.A2" office:value-type="string">
            <text:p text:style-name="P31">1-9</text:p>
          </table:table-cell>
          <table:table-cell table:style-name="Table3.C2" office:value-type="string">
            <text:p text:style-name="P22">All structures are defined</text:p>
          </table:table-cell>
        </table:table-row>
        <table:table-row>
          <table:table-cell table:style-name="Table3.A2" office:value-type="string">
            <text:p text:style-name="P4">CCW</text:p>
          </table:table-cell>
          <table:table-cell table:style-name="Table3.A2" office:value-type="string">
            <text:p text:style-name="P31">1-9</text:p>
          </table:table-cell>
          <table:table-cell table:style-name="Table3.C2" office:value-type="string">
            <text:p text:style-name="P21">Format 0 and Format 1 Channel Command Word structure<text:span text:style-name="T67">s</text:span></text:p>
          </table:table-cell>
        </table:table-row>
        <table:table-row>
          <table:table-cell table:style-name="Table3.A2" office:value-type="string">
            <text:p text:style-name="P4">CCW0</text:p>
          </table:table-cell>
          <table:table-cell table:style-name="Table3.A2" office:value-type="string">
            <text:p text:style-name="P31">1-9</text:p>
          </table:table-cell>
          <table:table-cell table:style-name="Table3.C2" office:value-type="string">
            <text:p text:style-name="P21">Format 0 Channel Command Word structure</text:p>
          </table:table-cell>
        </table:table-row>
        <table:table-row>
          <table:table-cell table:style-name="Table3.A2" office:value-type="string">
            <text:p text:style-name="P4">CCW1</text:p>
          </table:table-cell>
          <table:table-cell table:style-name="Table3.A2" office:value-type="string">
            <text:p text:style-name="P31">5-9</text:p>
          </table:table-cell>
          <table:table-cell table:style-name="Table3.C2" office:value-type="string">
            <text:p text:style-name="P21">Format 1 Channel Command Word structure</text:p>
          </table:table-cell>
        </table:table-row>
        <table:table-row>
          <table:table-cell table:style-name="Table3.A2" office:value-type="string">
            <text:p text:style-name="P4">CSW</text:p>
          </table:table-cell>
          <table:table-cell table:style-name="Table3.A2" office:value-type="string">
            <text:p text:style-name="P31">1-4</text:p>
          </table:table-cell>
          <table:table-cell table:style-name="Table3.C2" office:value-type="string">
            <text:p text:style-name="P21">Channel Status Word</text:p>
          </table:table-cell>
        </table:table-row>
        <table:table-row>
          <table:table-cell table:style-name="Table3.A2" office:value-type="string">
            <text:p text:style-name="P4">IRB</text:p>
          </table:table-cell>
          <table:table-cell table:style-name="Table3.A2" office:value-type="string">
            <text:p text:style-name="P31">5-9</text:p>
          </table:table-cell>
          <table:table-cell table:style-name="Table3.C2" office:value-type="string">
            <text:p text:style-name="P21">Interrupt Response Block</text:p>
          </table:table-cell>
        </table:table-row>
        <table:table-row>
          <table:table-cell table:style-name="Table3.A2" office:value-type="string">
            <text:p text:style-name="P4">ORB</text:p>
          </table:table-cell>
          <table:table-cell table:style-name="Table3.A2" office:value-type="string">
            <text:p text:style-name="P31">5-9</text:p>
          </table:table-cell>
          <table:table-cell table:style-name="Table3.C2" office:value-type="string">
            <text:p text:style-name="P21">Operation Request Block</text:p>
          </table:table-cell>
        </table:table-row>
        <table:table-row>
          <table:table-cell table:style-name="Table3.A2" office:value-type="string">
            <text:p text:style-name="P4">SCHIB</text:p>
          </table:table-cell>
          <table:table-cell table:style-name="Table3.A2" office:value-type="string">
            <text:p text:style-name="P31">5-9</text:p>
          </table:table-cell>
          <table:table-cell table:style-name="Table3.C2" office:value-type="string">
            <text:p text:style-name="P21">Subchannel Information Block</text:p>
          </table:table-cell>
        </table:table-row>
        <table:table-row>
          <table:table-cell table:style-name="Table3.A2" office:value-type="string">
            <text:p text:style-name="P4">SCSW</text:p>
          </table:table-cell>
          <table:table-cell table:style-name="Table3.A2" office:value-type="string">
            <text:p text:style-name="P31">5-9</text:p>
          </table:table-cell>
          <table:table-cell table:style-name="Table3.C2" office:value-type="string">
            <text:p text:style-name="P21">Subchannel Status Word</text:p>
          </table:table-cell>
        </table:table-row>
      </table:table>
      <text:p text:style-name="P51"/>
      <text:p text:style-name="P63">The structures are only defined once, regardless of being selected multiple times.</text:p>
      <text:p text:style-name="P64"><text:span text:style-name="T17">Assembly Considerations</text:span><text:span text:style-name="T16">: </text:span><text:span text:style-name="T19">None</text:span></text:p>
      <text:p text:style-name="P63"><text:span text:style-name="T17">Execution Considerations</text:span><text:span text:style-name="T16">: None</text:span></text:p>
      <text:p text:style-name="P58"><text:span text:style-name="T32">Label Field Usage</text:span><text:span text:style-name="T35">: Prohibited</text:span></text:p>
      <text:p text:style-name="P60"><text:span text:style-name="T29">Positional Parameters</text:span><text:span text:style-name="T36">: None</text:span></text:p>
      <text:p text:style-name="P61"><text:span text:style-name="T28">Keyword Parameters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9">Keyword</text:p>
            </table:table-cell>
            <table:table-cell table:style-name="Table2.A1" office:value-type="string">
              <text:p text:style-name="P99">Default</text:p>
            </table:table-cell>
            <table:table-cell table:style-name="Table2.C1" office:value-type="string">
              <text:p text:style-name="P99">Description</text:p>
            </table:table-cell>
          </table:table-row>
        </table:table-header-rows>
        <table:table-row>
          <table:table-cell table:style-name="Table2.A2" office:value-type="string">
            <text:p text:style-name="P7">DSECTS</text:p>
          </table:table-cell>
          <table:table-cell table:style-name="Table2.A2" office:value-type="string">
            <text:p text:style-name="P24">None</text:p>
          </table:table-cell>
          <table:table-cell table:style-name="Table2.C2" office:value-type="string">
            <text:p text:style-name="P25">One structure option or multiple options in a sublist.</text:p>
          </table:table-cell>
        </table:table-row>
      </table:table>
      <text:p text:style-name="Text_20_body"/>
      <text:p text:style-name="P65"><text:span text:style-name="T17">Programming Note</text:span>:</text:p>
      <text:p text:style-name="P65">All of the input/output structure definitions may be requested using the <text:span text:style-name="T1">DSECTS</text:span> macro <text:soft-page-break/>described in <text:span text:style-name="T1">SATK.odt</text:span> or <text:span text:style-name="T1">SATK.pdf</text:span>. <text:s/><text:span text:style-name="T1">IOFMT</text:span> is used by DSECTS to create input/output structure definitions.</text:p>
      <text:p text:style-name="P65"/>
      <text:h text:style-name="P107" text:outline-level="1"><text:bookmark-start text:name="__RefHeading___Toc6072_1703274022"/>ORB<text:bookmark-end text:name="__RefHeading___Toc6072_1703274022"/></text:h>
      <text:p text:style-name="P75"><text:span text:style-name="T31">Source file:</text:span><text:span text:style-name="T34"> </text:span><text:span text:style-name="T7">maclib</text:span><text:span text:style-name="T6">/</text:span><text:span text:style-name="T5">ORB</text:span><text:span text:style-name="T6">.mac</text:span></text:p>
      <text:p text:style-name="P57"><text:span text:style-name="T29">Macro</text:span><text:span text:style-name="T30"> Format</text:span><text:span text:style-name="T33">:</text:span></text:p>
      <text:p text:style-name="P50">[label] <text:s text:c="2"/>ORB <text:s text:c="3"/>[CCW=[<text:span text:style-name="T28">0</text:span>|<text:span text:style-name="T39">label</text:span>]]</text:p>
      <text:p text:style-name="P50"><text:s text:c="17"/>[,FLAG=flags]</text:p>
      <text:p text:style-name="P50"><text:s text:c="17"/>[,I=[<text:span text:style-name="T28">0</text:span>|n]]</text:p>
      <text:p text:style-name="P50"><text:s text:c="17"/>[,KEY=[<text:span text:style-name="T28">0</text:span>|n]</text:p>
      <text:p text:style-name="P50"><text:s text:c="17"/>[,LPM=[<text:span text:style-name="T28">255</text:span>|n]</text:p>
      <text:p text:style-name="P50"><text:s text:c="17"/>[,CSS=[<text:span text:style-name="T28">0</text:span>|n]</text:p>
      <text:p text:style-name="P50"><text:s text:c="17"/>[,CU=[<text:span text:style-name="T28">0</text:span>|n]</text:p>
      <text:p text:style-name="P50"><text:s text:c="17"/>[,MASK=[YES|<text:span text:style-name="T28">NO</text:span>]]</text:p>
      <text:p text:style-name="Text_20_body"/>
      <text:p text:style-name="P66"><text:span text:style-name="T1">ORB</text:span> assembles an Operation Request Block <text:span text:style-name="T38">(ORB)</text:span> or a validity mask. <text:s/><text:span text:style-name="T38">An ORB communicates to the channel subsystem how the input/output operation is to be performed and which features are being used.</text:span></text:p>
      <text:p text:style-name="P67"><text:span text:style-name="T17">Assembly Considerations</text:span><text:span text:style-name="T16">:</text:span></text:p>
      <text:list xml:id="list4014978495" text:style-name="L1">
        <text:list-item>
          <text:p text:style-name="P110"><text:span text:style-name="T20">A </text:span><text:span text:style-name="T21">preceding </text:span><text:span text:style-name="T9">ARCHLVL</text:span><text:span text:style-name="T21"> macro is required to establish the architectural environment in which the macro is expected to operate.</text:span></text:p>
        </text:list-item>
      </text:list>
      <text:p text:style-name="P70"><text:span text:style-name="T18">Execution Considerations</text:span><text:span text:style-name="T21">: </text:span></text:p>
      <text:list xml:id="list4140813991" text:style-name="L2">
        <text:list-item>
          <text:p text:style-name="P113"><text:span text:style-name="T10">M</text:span><text:span text:style-name="T11">ASK=NO</text:span><text:span text:style-name="T22"> required for input/output operation init</text:span><text:span text:style-name="T23">i</text:span><text:span text:style-name="T22">ation.</text:span></text:p>
        </text:list-item>
      </text:list>
      <text:p text:style-name="P59"><text:span text:style-name="T32">Label Field Usage</text:span><text:span text:style-name="T35">:</text:span></text:p>
      <text:p text:style-name="P86"><text:span text:style-name="T35">T</text:span>he label field, if present, defines an assembly label associated with the <text:span text:style-name="T38">start of the ORB or the</text:span> generated <text:span text:style-name="T38">validity mask.</text:span></text:p>
      <text:p text:style-name="P91"><text:span text:style-name="T29">Positional Parameters</text:span><text:span text:style-name="T36">: None</text:span></text:p>
      <text:p text:style-name="P92"><text:span text:style-name="T28">Keyword Parameters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00">Keyword</text:p>
            </table:table-cell>
            <table:table-cell table:style-name="Table4.A1" office:value-type="string">
              <text:p text:style-name="P100">Default</text:p>
            </table:table-cell>
            <table:table-cell table:style-name="Table4.C1" office:value-type="string">
              <text:p text:style-name="P100">Description</text:p>
            </table:table-cell>
          </table:table-row>
        </table:table-header-rows>
        <table:table-row>
          <table:table-cell table:style-name="Table4.A2" office:value-type="string">
            <text:p text:style-name="P8">CCW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26">The <text:span text:style-name="T39">address of the first </text:span>Channel Command Word.</text:p>
          </table:table-cell>
        </table:table-row>
        <table:table-row>
          <table:table-cell table:style-name="Table4.A2" office:value-type="string">
            <text:p text:style-name="P10">CSS</text:p>
          </table:table-cell>
          <table:table-cell table:style-name="Table4.A2" office:value-type="string">
            <text:p text:style-name="P11">0</text:p>
          </table:table-cell>
          <table:table-cell table:style-name="Table4.C2" office:value-type="string">
            <text:p text:style-name="P27">Channel subsystem priority in an extended format ORB. <text:s/>A value in the range 0-255. <text:s/>Ignored if the ORB is not extended by an <text:span text:style-name="T1">X</text:span> flag.</text:p>
          </table:table-cell>
        </table:table-row>
        <table:table-row>
          <table:table-cell table:style-name="Table4.A2" office:value-type="string">
            <text:p text:style-name="P12">CU</text:p>
          </table:table-cell>
          <table:table-cell table:style-name="Table4.A2" office:value-type="string">
            <text:p text:style-name="P13">0</text:p>
          </table:table-cell>
          <table:table-cell table:style-name="Table4.C2" office:value-type="string">
            <text:p text:style-name="P28">If flag <text:span text:style-name="T1">X</text:span><text:span text:style-name="T16">, extended CCW ORB</text:span> – the control unit priority.</text:p>
            <text:p text:style-name="P28">If flab <text:span text:style-name="T1">B</text:span>, extended TCW ORB – a program reserved value.</text:p>
          </table:table-cell>
        </table:table-row>
        <table:table-row>
          <table:table-cell table:style-name="Table4.A2" office:value-type="string">
            <text:p text:style-name="P14">FLAG</text:p>
          </table:table-cell>
          <table:table-cell table:style-name="Table4.A2" office:value-type="string">
            <text:p text:style-name="P30">none</text:p>
          </table:table-cell>
          <table:table-cell table:style-name="Table4.C2" office:value-type="string">
            <text:p text:style-name="P29">The flags to be set within the ORB as a string of flag characters. <text:s/>See the Programming <text:soft-page-break/>Note for details.</text:p>
          </table:table-cell>
        </table:table-row>
        <table:table-row>
          <table:table-cell table:style-name="Table4.A2" office:value-type="string">
            <text:p text:style-name="P8">I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26">The I/O interruption parameter as a self-defining term <text:span text:style-name="T39">or expression</text:span> in the range X'00000000' – X'FFFFFFFF'.</text:p>
          </table:table-cell>
        </table:table-row>
        <table:table-row>
          <table:table-cell table:style-name="Table4.A2" office:value-type="string">
            <text:p text:style-name="P8">KEY</text:p>
          </table:table-cell>
          <table:table-cell table:style-name="Table4.A2" office:value-type="string">
            <text:p text:style-name="P9">0</text:p>
          </table:table-cell>
          <table:table-cell table:style-name="Table4.C2" office:value-type="string">
            <text:p text:style-name="P26">A <text:span text:style-name="T39">value</text:span> in the range 0-15 specifying the storage key used by the channel subsystem when accessing memory by the channel command words.</text:p>
          </table:table-cell>
        </table:table-row>
        <table:table-row>
          <table:table-cell table:style-name="Table4.A2" office:value-type="string">
            <text:p text:style-name="P10">LPM</text:p>
          </table:table-cell>
          <table:table-cell table:style-name="Table4.A2" office:value-type="string">
            <text:p text:style-name="P11">255</text:p>
          </table:table-cell>
          <table:table-cell table:style-name="Table4.C2" office:value-type="string">
            <text:p text:style-name="P27">Logical path mask for the input/output operation.</text:p>
          </table:table-cell>
        </table:table-row>
        <table:table-row>
          <table:table-cell table:style-name="Table4.A2" office:value-type="string">
            <text:p text:style-name="P12">MASK</text:p>
          </table:table-cell>
          <table:table-cell table:style-name="Table4.A2" office:value-type="string">
            <text:p text:style-name="P13">NO</text:p>
          </table:table-cell>
          <table:table-cell table:style-name="Table4.C2" office:value-type="string">
            <text:list xml:id="list2356805132" text:style-name="L3">
              <text:list-item>
                <text:p text:style-name="P109"><text:span text:style-name="T1">YES</text:span> assembled a ORB validity mask.</text:p>
              </text:list-item>
              <text:list-item>
                <text:p text:style-name="P109"><text:span text:style-name="T1">NO</text:span> assembles a ORB for input/output operation initiation.</text:p>
              </text:list-item>
            </text:list>
          </table:table-cell>
        </table:table-row>
      </table:table>
      <text:p text:style-name="Text_20_body"/>
      <text:p text:style-name="P73"><text:span text:style-name="T28">Programming Note</text:span>:</text:p>
      <text:p text:style-name="P73">Each flag of the ORB may be set to 1 by specifying in the <text:span text:style-name="T1">FLAG</text:span> keyword parameter the character associated with the flag. <text:s/>The word and bit within the word where the flag is set is identified. <text:s/>The “FLAG” column provides the character associated with the flag. <text:s/>“Levels” identifies the architecture levels for which the flag being set is valid. <text:s/><text:span text:style-name="T40">By specifying the flag character, the corresponding flag is set to 1. <text:s/>By omitting the character, the flag is set to 0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102">ORB Word</text:p>
            </table:table-cell>
            <table:table-cell table:style-name="Table5.A1" office:value-type="string">
              <text:p text:style-name="P102">Word Bit</text:p>
            </table:table-cell>
            <table:table-cell table:style-name="Table5.A1" office:value-type="string">
              <text:p text:style-name="P102">FLAG</text:p>
            </table:table-cell>
            <table:table-cell table:style-name="Table5.A1" office:value-type="string">
              <text:p text:style-name="P102">Levels</text:p>
            </table:table-cell>
            <table:table-cell table:style-name="Table5.E1" office:value-type="string">
              <text:p text:style-name="P102">Description</text:p>
            </table:table-cell>
          </table:table-row>
        </table:table-header-rows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4</text:p>
          </table:table-cell>
          <table:table-cell table:style-name="Table5.A2" office:value-type="string">
            <text:p text:style-name="P15">S</text:p>
          </table:table-cell>
          <table:table-cell table:style-name="Table5.A2" office:value-type="string">
            <text:p text:style-name="P32">5-9</text:p>
          </table:table-cell>
          <table:table-cell table:style-name="Table5.E2" office:value-type="string">
            <text:p text:style-name="P33">Suspend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5</text:p>
          </table:table-cell>
          <table:table-cell table:style-name="Table5.A2" office:value-type="string">
            <text:p text:style-name="P15">C</text:p>
          </table:table-cell>
          <table:table-cell table:style-name="Table5.A2" office:value-type="string">
            <text:p text:style-name="P32">8,9</text:p>
          </table:table-cell>
          <table:table-cell table:style-name="Table5.E2" office:value-type="string">
            <text:p text:style-name="P33">Streaming-mode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6</text:p>
          </table:table-cell>
          <table:table-cell table:style-name="Table5.A2" office:value-type="string">
            <text:p text:style-name="P15">M</text:p>
          </table:table-cell>
          <table:table-cell table:style-name="Table5.A2" office:value-type="string">
            <text:p text:style-name="P32">8,9</text:p>
          </table:table-cell>
          <table:table-cell table:style-name="Table5.E2" office:value-type="string">
            <text:p text:style-name="P33">Modification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7</text:p>
          </table:table-cell>
          <table:table-cell table:style-name="Table5.A2" office:value-type="string">
            <text:p text:style-name="P15">Y</text:p>
          </table:table-cell>
          <table:table-cell table:style-name="Table5.A2" office:value-type="string">
            <text:p text:style-name="P32">8,9</text:p>
          </table:table-cell>
          <table:table-cell table:style-name="Table5.E2" office:value-type="string">
            <text:p text:style-name="P33">Synchronization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8</text:p>
          </table:table-cell>
          <table:table-cell table:style-name="Table5.A2" office:value-type="string">
            <text:p text:style-name="P15">F</text:p>
          </table:table-cell>
          <table:table-cell table:style-name="Table5.A2" office:value-type="string">
            <text:p text:style-name="P32">5-9</text:p>
          </table:table-cell>
          <table:table-cell table:style-name="Table5.E2" office:value-type="string">
            <text:p text:style-name="P33">CCW-format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9</text:p>
          </table:table-cell>
          <table:table-cell table:style-name="Table5.A2" office:value-type="string">
            <text:p text:style-name="P15">P</text:p>
          </table:table-cell>
          <table:table-cell table:style-name="Table5.A2" office:value-type="string">
            <text:p text:style-name="P32">5-9</text:p>
          </table:table-cell>
          <table:table-cell table:style-name="Table5.E2" office:value-type="string">
            <text:p text:style-name="P33">Prefetch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10</text:p>
          </table:table-cell>
          <table:table-cell table:style-name="Table5.A2" office:value-type="string">
            <text:p text:style-name="P15">I</text:p>
          </table:table-cell>
          <table:table-cell table:style-name="Table5.A2" office:value-type="string">
            <text:p text:style-name="P32">5-9</text:p>
          </table:table-cell>
          <table:table-cell table:style-name="Table5.E2" office:value-type="string">
            <text:p text:style-name="P33">Initial-status interruption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11</text:p>
          </table:table-cell>
          <table:table-cell table:style-name="Table5.A2" office:value-type="string">
            <text:p text:style-name="P15">A</text:p>
          </table:table-cell>
          <table:table-cell table:style-name="Table5.A2" office:value-type="string">
            <text:p text:style-name="P32">5-9</text:p>
          </table:table-cell>
          <table:table-cell table:style-name="Table5.E2" office:value-type="string">
            <text:p text:style-name="P33">Address-limit-checking control</text:p>
          </table:table-cell>
        </table:table-row>
        <table:table-row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12</text:p>
          </table:table-cell>
          <table:table-cell table:style-name="Table5.A2" office:value-type="string">
            <text:p text:style-name="P15">U</text:p>
          </table:table-cell>
          <table:table-cell table:style-name="Table5.A2" office:value-type="string">
            <text:p text:style-name="P32">5-9</text:p>
          </table:table-cell>
          <table:table-cell table:style-name="Table5.E2" office:value-type="string">
            <text:p text:style-name="P33">Suppress-suspended-interruption control</text:p>
          </table:table-cell>
        </table:table-row>
        <table:table-row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13</text:p>
          </table:table-cell>
          <table:table-cell table:style-name="Table5.A2" office:value-type="string">
            <text:p text:style-name="P16">B</text:p>
          </table:table-cell>
          <table:table-cell table:style-name="Table5.A2" office:value-type="string">
            <text:p text:style-name="P34">9</text:p>
          </table:table-cell>
          <table:table-cell table:style-name="Table5.E2" office:value-type="string">
            <text:p text:style-name="P35">Channel-program-type control (0 – CCW, 1 – TCW)</text:p>
          </table:table-cell>
        </table:table-row>
        <table:table-row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14</text:p>
          </table:table-cell>
          <table:table-cell table:style-name="Table5.A2" office:value-type="string">
            <text:p text:style-name="P17">H</text:p>
          </table:table-cell>
          <table:table-cell table:style-name="Table5.A2" office:value-type="string">
            <text:p text:style-name="P36">8,9</text:p>
          </table:table-cell>
          <table:table-cell table:style-name="Table5.E2" office:value-type="string">
            <text:p text:style-name="P37">Format-2 IDAW control</text:p>
          </table:table-cell>
        </table:table-row>
        <table:table-row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15</text:p>
          </table:table-cell>
          <table:table-cell table:style-name="Table5.A2" office:value-type="string">
            <text:p text:style-name="P17">T</text:p>
          </table:table-cell>
          <table:table-cell table:style-name="Table5.A2" office:value-type="string">
            <text:p text:style-name="P36">8,9</text:p>
          </table:table-cell>
          <table:table-cell table:style-name="Table5.E2" office:value-type="string">
            <text:p text:style-name="P37">2K-IDAW control</text:p>
          </table:table-cell>
        </table:table-row>
        <table:table-row>
          <table:table-cell table:style-name="Table5.A2" office:value-type="string">
            <text:p text:style-name="P38">1</text:p>
          </table:table-cell>
          <table:table-cell table:style-name="Table5.A2" office:value-type="string">
            <text:p text:style-name="P38">24</text:p>
          </table:table-cell>
          <table:table-cell table:style-name="Table5.A2" office:value-type="string">
            <text:p text:style-name="P18">L</text:p>
          </table:table-cell>
          <table:table-cell table:style-name="Table5.A2" office:value-type="string">
            <text:p text:style-name="P38">5-9</text:p>
          </table:table-cell>
          <table:table-cell table:style-name="Table5.E2" office:value-type="string">
            <text:p text:style-name="P39">Incorrect-length suppression control</text:p>
          </table:table-cell>
        </table:table-row>
        <table:table-row>
          <table:table-cell table:style-name="Table5.A2" office:value-type="string">
            <text:p text:style-name="P38">1</text:p>
          </table:table-cell>
          <table:table-cell table:style-name="Table5.A2" office:value-type="string">
            <text:p text:style-name="P38">25</text:p>
          </table:table-cell>
          <table:table-cell table:style-name="Table5.A2" office:value-type="string">
            <text:p text:style-name="P18">D</text:p>
          </table:table-cell>
          <table:table-cell table:style-name="Table5.A2" office:value-type="string">
            <text:p text:style-name="P38">9</text:p>
          </table:table-cell>
          <table:table-cell table:style-name="Table5.E2" office:value-type="string">
            <text:p text:style-name="P39">Modified-Indirect-Data-Addressing control (MIDAW)</text:p>
          </table:table-cell>
        </table:table-row>
        <table:table-row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40">31</text:p>
          </table:table-cell>
          <table:table-cell table:style-name="Table5.A2" office:value-type="string">
            <text:p text:style-name="P19">X</text:p>
          </table:table-cell>
          <table:table-cell table:style-name="Table5.A2" office:value-type="string">
            <text:p text:style-name="P40">8,9</text:p>
          </table:table-cell>
          <table:table-cell table:style-name="Table5.E2" office:value-type="string">
            <text:p text:style-name="P41">ORB-extension control</text:p>
          </table:table-cell>
        </table:table-row>
      </table:table>
      <text:p text:style-name="P73"/>
      <text:p text:style-name="P74"><text:soft-page-break/>Refer to the appropriate Principles of Operation manual for details related to the meaning and use of the ORB flags.</text:p>
      <text:p text:style-name="P74"/>
      <text:p text:style-name="P74"/>
      <text:h text:style-name="P107" text:outline-level="1"><text:bookmark-start text:name="__RefHeading___Toc9377_1010324055"/>STCCWADR<text:bookmark-end text:name="__RefHeading___Toc9377_1010324055"/></text:h>
      <text:p text:style-name="P85"><text:span text:style-name="T45">Source file</text:span><text:span text:style-name="T31">:</text:span><text:span text:style-name="T34"> </text:span><text:span text:style-name="T54">mac</text:span><text:span text:style-name="T55">lib</text:span><text:span text:style-name="T54">/</text:span><text:span text:style-name="T56">STCCW</text:span><text:span text:style-name="T57">ADR</text:span><text:span text:style-name="T54">.mac</text:span></text:p>
      <text:p text:style-name="P79"><text:span text:style-name="T28">Macro Format</text:span>:</text:p>
      <text:p text:style-name="P85"><text:span text:style-name="T63">[label] <text:s/>STCCW</text:span><text:span text:style-name="T64">ADR</text:span><text:span text:style-name="T63"> reg,ccw</text:span></text:p>
      <text:p text:style-name="P79"/>
      <text:p text:style-name="P85"><text:span text:style-name="T63">STCCWCNT</text:span><text:span text:style-name="T51"> stores the low-order </text:span><text:span text:style-name="T52">24 or 31</text:span><text:span text:style-name="T51"> bits of a register into the </text:span><text:span text:style-name="T52">address</text:span><text:span text:style-name="T51"> field of a CCW in storage independent of the CCW format. <text:s/></text:span><text:span text:style-name="T52">24 bits are stored into a Format 0 CCW. <text:s/>31 bits are stored into a Format 1 CCW</text:span></text:p>
      <text:p text:style-name="P69"><text:span text:style-name="T44">Assembly Considerations</text:span><text:span text:style-name="T16">:</text:span></text:p>
      <text:p text:style-name="P88"><text:span text:style-name="T66">A </text:span><text:span text:style-name="T36">preceding </text:span><text:span text:style-name="T58">ARCHLVL</text:span><text:span text:style-name="T36"> macro is required to establish the architectural environment in which the macro is expected to operate </text:span><text:span text:style-name="T65">and by inference the CCW format.</text:span></text:p>
      <text:p text:style-name="P72"><text:span text:style-name="T18">Execution Considerations</text:span><text:span text:style-name="T21">:</text:span></text:p>
      <text:list xml:id="list225114807" text:style-name="L4">
        <text:list-item>
          <text:p text:style-name="P111"><text:span text:style-name="T21">T</text:span><text:span text:style-name="T16">he source register is treated as a 32-bit register regardless of the architecture.</text:span></text:p>
        </text:list-item>
        <text:list-item>
          <text:p text:style-name="P111"><text:span text:style-name="T24">The format of the CCW being modified is implied by the preceding </text:span><text:span text:style-name="T62">ARCHLVL</text:span><text:span text:style-name="T24"> macro.</text:span></text:p>
        </text:list-item>
      </text:list>
      <text:p text:style-name="P81"><text:span text:style-name="T32">Label Field Usage</text:span><text:span text:style-name="T35">:</text:span></text:p>
      <text:p text:style-name="P90">The label field when present associates the label to the first instruction generated by the macro.</text:p>
      <text:p text:style-name="P94"><text:span text:style-name="T29">Positional Parameters</text:span><text:span text:style-name="T36">:</text:span></text:p>
      <text:list xml:id="list3179761510" text:style-name="L5">
        <text:list-item>
          <text:p text:style-name="P114"><text:span text:style-name="T47">The </text:span><text:span text:style-name="T60">reg</text:span><text:span text:style-name="T47"> positional parameter identifies the source of the CCW </text:span><text:span text:style-name="T48">address</text:span><text:span text:style-name="T47"> field being modified. <text:s/></text:span><text:span text:style-name="T60">reg</text:span><text:span text:style-name="T47"> is required.</text:span></text:p>
        </text:list-item>
        <text:list-item>
          <text:p text:style-name="P114"><text:span text:style-name="T47">The </text:span><text:span text:style-name="T60">ccw</text:span><text:span text:style-name="T47"> parameter identifies the CCW whose </text:span><text:span text:style-name="T48">address</text:span><text:span text:style-name="T47"> field in storage is being modified. <text:s/></text:span><text:span text:style-name="T60">ccw</text:span><text:span text:style-name="T47"> is required. <text:s/></text:span><text:span text:style-name="T61">ccw</text:span><text:span text:style-name="T49"> must not be a register.</text:span></text:p>
        </text:list-item>
      </text:list>
      <text:p text:style-name="P84"><text:span text:style-name="T50">Keyword Parameters</text:span><text:span text:style-name="T46">: None.</text:span></text:p>
      <text:h text:style-name="P107" text:outline-level="1"><text:bookmark-start text:name="__RefHeading___Toc9250_1010324055"/>STCCWCNT<text:bookmark-end text:name="__RefHeading___Toc9250_1010324055"/></text:h>
      <text:p text:style-name="P77"><text:span text:style-name="T45">Source file</text:span><text:span text:style-name="T31">:</text:span><text:span text:style-name="T34"> </text:span><text:span text:style-name="T54">mac</text:span><text:span text:style-name="T55">lib</text:span><text:span text:style-name="T54">/</text:span><text:span text:style-name="T56">STCCWCNT</text:span><text:span text:style-name="T54">.mac</text:span></text:p>
      <text:p text:style-name="P78"><text:span text:style-name="T28">Macro Format</text:span>:</text:p>
      <text:p text:style-name="P82">[label] <text:s/>STCCWCNT reg,ccw</text:p>
      <text:p text:style-name="P78"/>
      <text:p text:style-name="P78"><text:span text:style-name="T53">STCCWCNT</text:span> stores the low-order 16 bits of a register into the count field of a CCW in storage independent of the CCW format.</text:p>
      <text:p text:style-name="P68"><text:span text:style-name="T44">Assembly Considerations</text:span><text:span text:style-name="T16">:</text:span></text:p>
      <text:p text:style-name="P87"><text:span text:style-name="T66">A </text:span><text:span text:style-name="T36">preceding </text:span><text:span text:style-name="T58">ARCHLVL</text:span><text:span text:style-name="T36"> macro is required to establish the architectural environment in which the macro is expected to operate </text:span><text:span text:style-name="T65">and by inference the CCW format.</text:span></text:p>
      <text:p text:style-name="P71"><text:span text:style-name="T18">Execution Considerations</text:span><text:span text:style-name="T21">:</text:span></text:p>
      <text:list xml:id="list75234759292384" text:continue-list="list225114807" text:style-name="L4">
        <text:list-item>
          <text:p text:style-name="P112"><text:span text:style-name="T21">T</text:span><text:span text:style-name="T16">he source register is treated as a 32-bit register regardless of the architecture.</text:span></text:p>
        </text:list-item>
        <text:list-item>
          <text:p text:style-name="P112"><text:span text:style-name="T24">The format of the CCW being modified is implied by the preceding </text:span><text:span text:style-name="T62">ARCHLVL</text:span><text:span text:style-name="T24"> macro.</text:span></text:p>
        </text:list-item>
      </text:list>
      <text:p text:style-name="P80"><text:span text:style-name="T32">Label Field Usage</text:span><text:span text:style-name="T35">:</text:span></text:p>
      <text:p text:style-name="P89">The label field when present associates the label to the first instruction generated by the macro.</text:p>
      <text:p text:style-name="P93"><text:span text:style-name="T29">Positional Parameters</text:span><text:span text:style-name="T36">:</text:span></text:p>
      <text:list xml:id="list3334754297" text:style-name="L6">
        <text:list-item>
          <text:p text:style-name="P115"><text:span text:style-name="T47">The </text:span><text:span text:style-name="T60">reg</text:span><text:span text:style-name="T47"> positional parameter identifies the source of the CCW count field being modified. <text:s/></text:span><text:span text:style-name="T60">reg</text:span><text:span text:style-name="T47"> is required.</text:span></text:p>
        </text:list-item>
        <text:list-item>
          <text:p text:style-name="P116"><text:span text:style-name="T46">The </text:span><text:span text:style-name="T59">ccw</text:span><text:span text:style-name="T46"> parameter identifies the CCW whose count field in storage is being modified. </text:span><text:span text:style-name="T59">ccw</text:span><text:span text:style-name="T46"> is required. <text:s text:c="3"/></text:span><text:span text:style-name="T61">ccw</text:span><text:span text:style-name="T49"> must not be a register.</text:span></text:p>
        </text:list-item>
      </text:list>
      <text:p text:style-name="P83"><text:span text:style-name="T50">Keyword Parameters</text:span><text:span text:style-name="T46">: N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06202" officeooo:paragraph-rsid="0004f196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officeooo:rsid="001f81fb" officeooo:paragraph-rsid="001f81fb"/>
    </style:style>
    <style:style style:name="MT1" style:family="text">
      <style:text-properties style:font-name="Courier New" officeooo:rsid="0004f19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TK Macro Category - <text:span text:style-name="MT1">io</text:span></text:p>
      </style:header>
      <style:footer>
        <text:p text:style-name="MP2">Page <text:page-number text:select-page="current">9</text:page-number><text:s/>of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2T12:51:43.405190468</meta:creation-date>
    <dc:date>2020-09-06T07:52:34.474551606</dc:date>
    <meta:editing-duration>PT2H44M14S</meta:editing-duration>
    <meta:editing-cycles>42</meta:editing-cycles>
    <meta:generator>LibreOffice/6.4.5.2$Linux_X86_64 LibreOffice_project/40$Build-2</meta:generator>
    <meta:document-statistic meta:table-count="6" meta:image-count="0" meta:object-count="0" meta:page-count="9" meta:paragraph-count="256" meta:word-count="1185" meta:character-count="7469" meta:non-whitespace-character-count="6388"/>
  </office:meta>
</office:document-meta>
</file>